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D950000160554663385.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31190000175D164BF4C9.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style:font-name="Consolas" fo:font-size="8pt" style:font-name-asian="Consolas" style:font-size-asian="8pt" style:font-name-complex="Consolas" style:font-size-complex="8pt"/>
    </style:style>
    <style:style style:name="P11" style:family="paragraph" style:parent-style-name="Code">
      <style:text-properties style:use-window-font-color="true" style:font-name="Courier New1" fo:font-size="10pt" style:font-size-asian="10pt" style:font-size-complex="10pt"/>
    </style:style>
    <style:style style:name="P12" style:family="paragraph" style:parent-style-name="Code">
      <style:text-properties style:use-window-font-color="true" style:font-name="Courier New1" fo:font-size="10pt" style:font-name-asian="Consolas" style:font-size-asian="10pt" style:font-name-complex="Consolas" style:font-size-complex="10pt"/>
    </style:style>
    <style:style style:name="P13" style:family="paragraph" style:parent-style-name="Code">
      <style:text-properties style:use-window-font-color="true" fo:font-size="10pt" style:font-size-asian="10pt" style:font-size-complex="10pt"/>
    </style:style>
    <style:style style:name="P14" style:family="paragraph" style:parent-style-name="Code">
      <style:text-properties style:use-window-font-color="true" fo:font-size="10pt" fo:font-weight="normal" style:font-size-asian="10pt" style:font-weight-asian="normal" style:font-size-complex="10pt" style:font-weight-complex="normal"/>
    </style:style>
    <style:style style:name="P15" style:family="paragraph" style:parent-style-name="Code">
      <style:text-properties fo:font-size="10pt" style:font-size-asian="10pt" style:font-size-complex="10pt"/>
    </style:style>
    <style:style style:name="P16" style:family="paragraph" style:parent-style-name="Text_20_body">
      <style:text-properties fo:language="en" fo:country="US"/>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Bibliography_20_1">
      <style:paragraph-properties>
        <style:tab-stops/>
      </style:paragraph-properties>
    </style:style>
    <style:style style:name="P21" style:family="paragraph" style:parent-style-name="Text_20_body">
      <style:paragraph-properties fo:margin-left="1.251cm" fo:margin-right="0cm" fo:text-indent="0cm" style:auto-text-indent="false"/>
    </style:style>
    <style:style style:name="P22" style:family="paragraph" style:parent-style-name="Code">
      <style:paragraph-properties fo:margin-left="0cm" fo:margin-right="0cm" fo:text-indent="0cm" style:auto-text-indent="false"/>
      <style:text-properties style:use-window-font-color="true" fo:font-size="10pt" fo:background-color="transparent" style:font-size-asian="10pt" style:font-size-complex="10pt"/>
    </style:style>
    <style:style style:name="P23" style:family="paragraph" style:parent-style-name="Code">
      <style:paragraph-properties fo:margin-left="0cm" fo:margin-right="0cm" fo:text-indent="0cm" style:auto-text-indent="false"/>
      <style:text-properties style:use-window-font-color="true" fo:font-size="10pt" fo:font-weight="normal" style:font-size-asian="10pt" style:font-weight-asian="normal" style:font-size-complex="10pt" style:font-weight-complex="normal"/>
    </style:style>
    <style:style style:name="P24" style:family="paragraph" style:parent-style-name="Code">
      <style:paragraph-properties fo:margin-left="0cm" fo:margin-right="0cm" fo:text-indent="0cm" style:auto-text-indent="false"/>
      <style:text-properties fo:font-size="10pt" style:font-size-asian="10pt" style:font-size-complex="10pt"/>
    </style:style>
    <style:style style:name="P25" style:family="paragraph" style:parent-style-name="Text_20_body">
      <style:text-properties fo:language="en" fo:country="US"/>
    </style:style>
    <style:style style:name="P26" style:family="paragraph" style:parent-style-name="Text_20_body" style:list-style-name="L1">
      <style:text-properties fo:language="en" fo:country="US"/>
    </style:style>
    <style:style style:name="P27" style:family="paragraph" style:parent-style-name="Text_20_body" style:list-style-name="L2">
      <style:text-properties fo:language="en" fo:country="US"/>
    </style:style>
    <style:style style:name="P28" style:family="paragraph" style:parent-style-name="Text_20_body" style:list-style-name="L3">
      <style:text-properties fo:language="en" fo:country="US"/>
    </style:style>
    <style:style style:name="P29" style:family="paragraph" style:parent-style-name="Text_20_body" style:list-style-name="L4">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list-style-name="L13">
      <style:text-properties fo:language="en" fo:country="US"/>
    </style:style>
    <style:style style:name="P32" style:family="paragraph" style:parent-style-name="Text_20_body" style:list-style-name="L14">
      <style:text-properties fo:language="en" fo:country="US"/>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Heading_20_1">
      <style:text-properties fo:language="en" fo:country="US"/>
    </style:style>
    <style:style style:name="P44" style:family="paragraph" style:parent-style-name="Heading_20_2">
      <style:text-properties fo:language="en" fo:country="US"/>
    </style:style>
    <style:style style:name="P45" style:family="paragraph" style:parent-style-name="Code">
      <style:text-properties fo:color="#000000" style:font-name="Consolas" fo:font-size="10pt" style:font-name-asian="Consolas" style:font-size-asian="10pt" style:font-name-complex="Consolas" style:font-size-complex="10pt"/>
    </style:style>
    <style:style style:name="P46" style:family="paragraph" style:parent-style-name="Code">
      <style:text-properties fo:color="#000000" fo:font-size="10pt" style:font-size-asian="10pt" style:font-size-complex="10pt"/>
    </style:style>
    <style:style style:name="P47" style:family="paragraph" style:parent-style-name="Code">
      <style:text-properties style:use-window-font-color="true" fo:font-size="10pt" fo:font-weight="normal" style:font-size-asian="10pt" style:font-weight-asian="normal" style:font-size-complex="10pt" style:font-weight-complex="normal"/>
    </style:style>
    <style:style style:name="P48" style:family="paragraph" style:parent-style-name="Code">
      <style:paragraph-properties fo:margin-left="0cm" fo:margin-right="0cm" fo:text-indent="0cm" style:auto-text-indent="false"/>
      <style:text-properties style:use-window-font-color="true" fo:font-size="10pt" fo:background-color="transparent" style:font-size-asian="10pt" style:font-size-complex="10pt"/>
    </style:style>
    <style:style style:name="P49"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646464"/>
    </style:style>
    <style:style style:name="T12" style:family="text">
      <style:text-properties fo:color="#000000"/>
    </style:style>
    <style:style style:name="T13" style:family="text">
      <style:text-properties fo:color="#7f0055" fo:font-weight="bold" style:font-weight-asian="bold" style:font-weight-complex="bold"/>
    </style:style>
    <style:style style:name="T14" style:family="text">
      <style:text-properties style:use-window-font-color="true" style:font-name="Courier New1" fo:font-size="8pt" fo:background-color="transparent" style:font-name-asian="Consolas" style:font-size-asian="8pt" style:font-name-complex="Consolas" style:font-size-complex="8pt"/>
    </style:style>
    <style:style style:name="T15" style:family="text">
      <style:text-properties style:use-window-font-color="true" style:font-name="Consolas" fo:background-color="transparent" style:font-name-asian="Consolas" style:font-name-complex="Consolas"/>
    </style:style>
    <style:style style:name="T16" style:family="text">
      <style:text-properties style:font-name-asian="Consolas" style:font-name-complex="Consolas"/>
    </style:style>
    <style:style style:name="T17" style:family="text">
      <style:text-properties style:text-underline-style="none" style:font-name-asian="Consolas" style:font-name-complex="Consolas"/>
    </style:style>
    <style:style style:name="T18" style:family="text">
      <style:text-properties fo:color="#0000c0"/>
    </style:style>
    <style:style style:name="T19" style:family="text">
      <style:text-properties fo:color="#0000c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43" text:outline-level="1">Overwiew</text:h>
      <text:p text:style-name="P16">The project workflow with BYPS has typically the following tasks:</text:p>
      <text:list xml:id="list4743829993921152640" text:style-name="L1">
        <text:list-item>
          <text:p text:style-name="P26">Define interfaces and data structures</text:p>
        </text:list-item>
        <text:list-item>
          <text:p text:style-name="P26">Generate the serialization layer</text:p>
        </text:list-item>
        <text:list-item>
          <text:p text:style-name="P26">Compile the generated code and the target projects</text:p>
        </text:list-item>
      </text:list>
      <text:h text:style-name="P44" text:outline-level="2">Define the API</text:h>
      <text:p text:style-name="P16">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6"/>
      <text:p text:style-name="P16">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text:span text:style-name="T1">void</text:span> removeTask(<text:span text:style-name="T1">long</text:span> taskId) <text:span text:style-name="T1">throws</text:span> RemoteException;</text:p>
      <text:p text:style-name="P7"><text:tab/></text:p>
      <text:p text:style-name="P7"><text:tab/>List&lt;TaskInfo&gt; getTasks() <text:span text:style-name="T1">throws</text:span> RemoteException;</text:p>
      <text:p text:style-name="P8"/>
      <text:p text:style-name="P6">}</text:p>
      <text:p text:style-name="P16"/>
      <text:p text:style-name="P16">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text:soft-page-break/></text:p>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6"/>
      <text:p text:style-name="P16">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6"/>
      <text:p text:style-name="P16">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6"/>
      <text:p text:style-name="P16">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6"/>
      <text:p text:style-name="P16">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oft-page-break/><text:s text:c="2"/>…</text:p>
      <text:p text:style-name="P6"/>
      <text:p text:style-name="P6">}</text:p>
      <text:p text:style-name="P16"/>
      <text:p text:style-name="P16">Class members or interface methods must not be removed, otherwise compatibility is lost. If members are no more needed, they can be set as @deprecated. But this is only a documentation tag, deprecated members are still transferred.</text:p>
      <text:h text:style-name="P44" text:outline-level="2"><text:bookmark-start text:name="__RefHeading__844_176863489"/>Generate the Serialization Layers<text:bookmark-end text:name="__RefHeading__844_176863489"/></text:h>
      <text:p text:style-name="P16">In order to generate the serialization layers for the target platforms, the BYPS generator tool „bypsgen.jar“ has to be invoked. The best way to achieve this is by using an ANT script.</text:p>
      <text:p text:style-name="P16">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6"><text:s text:c="6"/>&lt;!-- API definition from directoy … --&gt;</text:p>
      <text:p text:style-name="P6"><text:s text:c="6"/>&lt;arg value="--sourcepath"/&gt;&lt;arg value="./src"/&gt;</text:p>
      <text:p text:style-name="P6"/>
      <text:p text:style-name="P6"><text:s text:c="6"/>&lt;!-- Generate Java code into directory … --&gt;</text:p>
      <text:p text:style-name="P6"><text:s text:c="6"/>&lt;arg value="-genj.dir-ser"/&gt; <text:s text:c="5"/>&lt;arg value="..<text:a xlink:type="simple" xlink:href="file://taskapp-ser//src-ser">\\taskapp-ser\\src-ser</text:a>"/&gt;</text:p>
      <text:p text:style-name="Code"><text:span text:style-name="T3"><text:s text:c="6"/></text:span><text:span text:style-name="T14">&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6"/>
      <text:h text:style-name="P43" text:outline-level="1">Supported Platforms</text:h>
      <text:p text:style-name="P16">The server side is based on the Java EE Servlet 3.0 specification. Currently, only Tomcat 7.0 has been used as development and run-time server.</text:p>
      <text:p text:style-name="P16"/>
      <text:p text:style-name="P16">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6"/>
      <text:h text:style-name="P43" text:outline-level="1">Development</text:h>
      <text:p text:style-name="P16">This chapter shows on the basis of an example how to develop programs using BYPS. The application is called “taskapp” and allows to create and list task objects. </text:p>
      <text:p text:style-name="P16">You should have basic Java knowledge to follow the example. </text:p>
      <text:h text:style-name="Heading_20_2" text:outline-level="2">Requirements</text:h>
      <text:p text:style-name="P16">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6">This documentation uses the “Eclipse IDE <text:span text:style-name="T5">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6">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44" text:outline-level="2">Setup Java Development Workspace</text:h>
      <text:p text:style-name="P16">This section creates a workspace with the Java projects for API definition, serialization, web-service, and client application.</text:p>
      <text:list xml:id="list2898676630745787968" text:style-name="L2">
        <text:list-item>
          <text:p text:style-name="P27">Start the Eclipse IDE and enter a new workspace directory. This directory is referred to as “workdir” in the following.</text:p>
        </text:list-item>
        <text:list-item>
          <text:p text:style-name="P27">Click on the workbench symbol in the upper left corner in order to start working.</text:p>
          <text:p text:style-name="P27"><draw:frame draw:style-name="fr1" draw:name="Grafik6" text:anchor-type="paragraph" svg:width="2.275cm" svg:height="1.563cm" draw:z-index="1"><draw:image xlink:href="Pictures/20000007000008E40000061A79C97B39.svm" xlink:type="simple" xlink:show="embed" xlink:actuate="onLoad"/></draw:frame></text:p>
        </text:list-item>
      </text:list>
      <text:p text:style-name="P19"><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2591346" text:continue-numbering="true" text:style-name="L2">
        <text:list-item>
          <text:p text:style-name="P27">Click menu “Window – Preferences”, “Java – Installed JREs”, “Add...”, select “Standard VM”:</text:p>
          <text:p text:style-name="P27"><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27">“Next &gt;”, select JDK installation directory and name it “jdk7”:</text:p>
          <text:p text:style-name="P27"><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27">“Finish”, set this JDK as the default Java runtime to be used:</text:p>
        </text:list-item>
        <text:list-item>
          <text:p text:style-name="P27"><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27"><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27">“OK”.</text:p>
        </text:list-item>
      </text:list>
      <text:p text:style-name="P16"/>
      <text:p text:style-name="P19"><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2591691" text:continue-numbering="true" text:style-name="L2">
        <text:list-item>
          <text:p text:style-name="P27">Click menu “Window – Preferences”, “Server – Runtime Environments”, “Add...”</text:p>
        </text:list-item>
        <text:list-item>
          <text:p text:style-name="P27"><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27"><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27"/>
        </text:list-item>
      </text:list>
      <text:p text:style-name="P19"><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2579932" text:continue-numbering="true" text:style-name="L2">
        <text:list-item>
          <text:p text:style-name="P33"><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27">Unpack “byps-lib.zip” into “workdir/byps-lib”</text:p>
        </text:list-item>
        <text:list-item>
          <text:p text:style-name="P27">Copy file “tools.jar” from JDK installation directory, sub-directory “lib”, into “workdir/byps-lib”.</text:p>
        </text:list-item>
      </text:list>
      <text:h text:style-name="P49" text:outline-level="3"><text:bookmark-start text:name="__RefHeading__908_176863489"/>Create taskapp-api Project for the API Definition<text:bookmark-end text:name="__RefHeading__908_176863489"/></text:h>
      <text:p text:style-name="P16">This project contains the API definition and the ANT script for generating the serialization layer. It is referenced by all other projects.</text:p>
      <text:list xml:id="list42584787" text:continue-numbering="true" text:style-name="L2">
        <text:list-item>
          <text:p text:style-name="P27">Click “File – New – Project...”, select “Java Project”</text:p>
          <text:p text:style-name="P27"><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27">Click “Next &gt;”, enter “taskapp-api” as project name, ensure using the previously defined “jdk7”.</text:p>
          <text:p text:style-name="P27"><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27">“Finish”. Choose “Yes” to open the Java Perspective. The new project is shown in “Package Explorer”: </text:p>
          <text:p text:style-name="P27"><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27">In “Package Explorer” right-click on “taskapp-api”, “Properties”, select “Java Build Path”, select tab “Libraries”</text:p>
          <text:p text:style-name="P27"><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27">Click “Add External JARs”, from directory “workdir/byps-lib/java” select the JARs “bypshttp-ov.jar”, “commons-logging-1.1.1.jar”, “log4j-1.2.15.jar”:</text:p>
        </text:list-item>
        <text:list-item>
          <text:p text:style-name="P27"><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6"/>
      <text:h text:style-name="P49" text:outline-level="3">Create taskapp-ser Project for Serialization Code</text:h>
      <text:p text:style-name="P16">This project will receive the generated serialization code.</text:p>
      <text:list xml:id="list2553156825501162767" text:style-name="L3">
        <text:list-item>
          <text:p text:style-name="P28">Click “File – New – Other...”, select “Java Project”, “Next &gt;”</text:p>
        </text:list-item>
        <text:list-item>
          <text:p text:style-name="P28">Enter “taskapp-ser” as project name, ensure using the default JRE “jdk7”.</text:p>
        </text:list-item>
        <text:list-item>
          <text:p text:style-name="P28">“Finish”</text:p>
        </text:list-item>
        <text:list-item>
          <text:p text:style-name="P28">In “Package Explorer” right-click on “taskapp-ser”, “Properties”, select “Java Build Path”, select tab “Projects”, “Add...”, select project “taskapp-api”:</text:p>
          <text:p text:style-name="P28"><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34"><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28">“OK”</text:p>
        </text:list-item>
      </text:list>
      <text:p text:style-name="P16"/>
      <text:h text:style-name="P49" text:outline-level="3">Create “taskapp-srv” Web Project</text:h>
      <text:p text:style-name="P16">This project compiles the JEE web-service that serves the requests for the “taskapp” clients.</text:p>
      <text:list xml:id="list4248343129308848800" text:style-name="L4">
        <text:list-item>
          <text:p text:style-name="P29">Click “File – New – Other...”, select “Web – Dynamic Web Project”:</text:p>
          <text:p text:style-name="P29"><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29">“Next &gt;”, enter project name “taskapp-srv”:</text:p>
          <text:p text:style-name="P29"><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29">“Finish”. When asked for changing the perspective to “Java EE” you may choose “No” if you are not familiar with Eclipse.</text:p>
        </text:list-item>
        <text:list-item>
          <text:p text:style-name="P29">In “Package Explorer” right-click “taskapp-srv” and choose “Properties”, select “Java Build Path”, select tab “Projects”, “Add...”, select project “taskapp-api” and “taskapp-ser”:</text:p>
        </text:list-item>
        <text:list-item>
          <text:p text:style-name="P29"><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2572419" text:continue-numbering="true" text:style-name="L4">
        <text:list-item>
          <text:p text:style-name="P29">Select inside the left tree “Deployment Assembly”, a message box is opened:</text:p>
          <text:p text:style-name="P29"><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29">Click “Apply” then “Add...” and select directive type “Project”:</text:p>
          <text:p text:style-name="P29"><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29">“Next &gt;”, select “taskapp-api” and “taskapp-ser”, click “Finish” then “Add...”, select directive type “Java Build Path Entries”:</text:p>
          <text:p text:style-name="P29"><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29">“Next &gt;”, select all entries, click “Finish”. Now, the listbox has the following entries:</text:p>
        </text:list-item>
      </text:list>
      <text:p text:style-name="P16"><draw:frame draw:style-name="fr2" draw:name="Grafik24" text:anchor-type="paragraph" svg:width="9.924cm" svg:height="6.826cm" draw:z-index="19"><draw:image xlink:href="Pictures/20000007000026C300001AABF4ECC87F.svm" xlink:type="simple" xlink:show="embed" xlink:actuate="onLoad"/></draw:frame><text:soft-page-break/></text:p>
      <text:list xml:id="list42593193" text:continue-numbering="true" text:style-name="L4">
        <text:list-item>
          <text:p text:style-name="P29">“OK”.</text:p>
        </text:list-item>
        <text:list-item>
          <text:p text:style-name="P29">Create a source folder for the JSON serialization code that is generated in a late task. Therefore, in “Package Explorer” right-click on “taskapp-srv”, “New – Source Folder”.</text:p>
        </text:list-item>
      </text:list>
      <text:h text:style-name="P49" text:outline-level="3">Create “taskapp-client-j” Project, Java Client Application</text:h>
      <text:p text:style-name="P16">This project contains the code for a Java client application.</text:p>
      <text:list xml:id="list6491455762581592445" text:style-name="L5">
        <text:list-item>
          <text:p text:style-name="P35"><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30">In the project properties under “Java Build Path”, add projects “taskapp-api” and “taskapp-ser” and external JARs: “bypshttp-ov.jar”, “commons-logging-1.1.1.jar”, “log4j-1.2.15.jar”.</text:p>
        </text:list-item>
      </text:list>
      <text:p text:style-name="P16"/>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ackage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in the folder “doc/examples/workspace_taskapp/taskapp-api/src/task/app” at <text:bibliography-mark text:identifier="BYPS" text:bibliography-type="article" text:author="Wolfgang Imig" text:title="Binary Portable Serialization" text:url="https://github.com/wolfgangimig/byps">[BYPS]</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8353577306545630265" text:style-name="L6">
        <text:list-item>
          <text:p text:style-name="P36">In “Package Explorer” expand“taskapp-api/src”, right-click “task.app”, “New – Interface”.</text:p>
        </text:list-item>
        <text:list-item>
          <text:p text:style-name="P36">Enter “TaskService” as name. </text:p>
        </text:list-item>
        <text:list-item>
          <text:p text:style-name="P36">“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7">package</text:span><text:span text:style-name="T8">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text:span text:style-name="T1">void</text:span> removeTask(<text:span text:style-name="T1">long</text:span> taskId) <text:span text:style-name="T1">throws</text:span> RemoteException;</text:p>
      <text:p text:style-name="P9"><text:tab/></text:p>
      <text:p text:style-name="P9"><text:tab/>List&lt;TaskInfo&gt; getTasks() <text:span text:style-name="T1">throws</text:span> RemoteException;</text:p>
      <text:p text:style-name="P9"><text:tab/></text:p>
      <text:p text:style-name="P10">}</text:p>
      <text:p text:style-name="P16"/>
      <text:p text:style-name="P17">Basically, all interfaces to be used with BYPS have to extend the “byps.BRemote” interface and their methods have to throw a “byps.RemoteException”.</text:p>
      <text:p text:style-name="P16">The “login” function authenticates a user and returns a “Token” object with a session identifier. The ”Token” has to be passed in each of the other functions. In order to terminate a session, the client application calls “logout”. </text:p>
      <text:p text:style-name="P16">A task is represented by an object of class “TaskInfo”. It and can be added to the list of tasks by calling the function “addTask”. The task list for the user can be obtained from “getTasks”. If a task is finished, the client calls “removeTask”.</text:p>
      <text:p text:style-name="P16"/>
      <text:h text:style-name="Heading_20_3" text:outline-level="3">Create class TaskInfo</text:h>
      <text:p text:style-name="Text_20_body">Tasks are stored in objects of type “TaskInfo”. Create the class as follows.</text:p>
      <text:list xml:id="list42596307" text:continue-numbering="true" text:style-name="L6">
        <text:list-item>
          <text:p text:style-name="P36"><text:soft-page-break/>In “Package Explorer” expand“taskapp-api/src”, right-click “task.app”, “New – Class”.</text:p>
        </text:list-item>
        <text:list-item>
          <text:p text:style-name="P36">Enter “TaskInfo” as name. </text:p>
        </text:list-item>
        <text:list-item>
          <text:p text:style-name="P36">“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9">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6">As already mentioned, <text:span text:style-name="T1">class members can only be variables </text:span>or trivial getter and setter functions (classes are DTOs, Data Transfer Objects).</text:p>
      <text:p text:style-name="P18">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8"/>
      <text:h text:style-name="Heading_20_3" text:outline-level="3"><text:soft-page-break/>Create the API Descriptor Class “BApi”</text:h>
      <text:p text:style-name="Text_20_body">Each BYPS API has to include one class named “BApi” in the source tree that defines a name and a version.</text:p>
      <text:list xml:id="list42592499" text:continue-numbering="true" text:style-name="L6">
        <text:list-item>
          <text:p text:style-name="P36">In “Package Explorer” expand“taskapp-api/src”, right-click “task.app”, “New – Class”.</text:p>
        </text:list-item>
        <text:list-item>
          <text:p text:style-name="P36">Enter “BApi” as name. </text:p>
        </text:list-item>
        <text:list-item>
          <text:p text:style-name="P36">“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9">NAME</text:span> = "Taskapp";</text:p>
      <text:p text:style-name="P7"><text:tab/></text:p>
      <text:p text:style-name="P7"><text:tab/><text:span text:style-name="T1">public</text:span> <text:span text:style-name="T1">static</text:span> <text:span text:style-name="T1">final</text:span> String <text:span text:style-name="T9">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2591059" text:continue-list="list42584787" text:style-name="L2">
        <text:list-item>
          <text:p text:style-name="P27">In “Package Explorer” right-click on “taskapp-api”, “New – Other...”, select “XML File”:</text:p>
        </text:list-item>
        <text:list-item>
          <text:p text:style-name="P27">Enter “byps.xml” as file name</text:p>
        </text:list-item>
        <text:list-item>
          <text:p text:style-name="P27">“Finish”</text:p>
        </text:list-item>
        <text:list-item>
          <text:p text:style-name="P27">Switch editor mode to “Source” </text:p>
        </text:list-item>
        <text:list-item>
          <text:p text:style-name="P33"><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27"><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27"><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2656517521833850506" text:style-name="L7">
        <text:list-item>
          <text:p text:style-name="P37">In “Package Explorer” expand “taskapp-api” and right-click on “byps.xml”.</text:p>
        </text:list-item>
        <text:list-item>
          <text:p text:style-name="P37">Select “Run As – Ant Build...”</text:p>
        </text:list-item>
        <text:list-item>
          <text:p text:style-name="P37">Select tab “JRE”</text:p>
        </text:list-item>
        <text:list-item>
          <text:p text:style-name="P37">Add as “VM arguments”: -Dworkdir=${workspace_loc}</text:p>
        </text:list-item>
      </text:list>
      <text:list xml:id="list4921696410745845223" text:style-name="L8">
        <text:list-header>
          <text:p text:style-name="P38"><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38">“Apply”</text:p>
        </text:list-item>
        <text:list-item>
          <text:p text:style-name="P38">“Close”</text:p>
        </text:list-item>
      </text:list>
      <text:p text:style-name="Text_20_body"/>
      <text:p text:style-name="Text_20_body">Now, the Eclipse is prepared to pass the workspace directory to the generator.</text:p>
      <text:list xml:id="list2444832854572031506" text:style-name="L9">
        <text:list-item>
          <text:p text:style-name="P39">Execute the generator: Right-click “byps.xml”, select “Run As – Ant Build” (without dots).</text:p>
        </text:list-item>
        <text:list-item>
          <text:p text:style-name="P39">The “Console” view should look like this:</text:p>
          <text:p text:style-name="P39"><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39">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ly one server-side interface has to be implemented: the TaskService interface. An implementation must inherit from the generated skeleton class of this interface: BSkeleton_TaskService . </text:p>
      <text:p text:style-name="Text_20_body">The next sections create this three classes ordered by their dependency: 1. TaskService 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458271859258258035" text:style-name="L10">
        <text:list-item>
          <text:p text:style-name="P40">In “Package Explorer” expand “taskapp-srv/Java Resources/src”, right-click “task.app”, “New – Class...”</text:p>
        </text:list-item>
        <text:list-item>
          <text:p text:style-name="P40">Enter class name “TaskServiceImpl”</text:p>
        </text:list-item>
        <text:list-item>
          <text:p text:style-name="P40">Click “Finish”.</text:p>
        </text:list-item>
      </text:list>
      <text:p text:style-name="Text_20_body">Replace the generated code with the following lines (or copy from <text:bibliography-mark text:identifier="BYPS" text:bibliography-type="article" text:author="Wolfgang Imig" text:title="Binary Portable Serialization" text:url="https://github.com/wolfgangimig/byps">[BYPS]</text:bibliography-mark>/doc/examples/workspace_taskapp/taskapp-srv/src/task/app/TaskServiceImpl.java):</text:p>
      <text:p text:style-name="Code">package task.app.srv;</text:p>
      <text:p text:style-name="Code"/>
      <text:p text:style-name="Code">import java.util.ArrayList;</text:p>
      <text:p text:style-name="Code">import java.util.HashMap;</text:p>
      <text:p text:style-name="Code">import java.util.List;</text:p>
      <text:p text:style-name="Code"/>
      <text:p text:style-name="Code">import task.app.BSkeleton_TaskService;</text:p>
      <text:p text:style-name="Code">import task.app.TaskInfo;</text:p>
      <text:p text:style-name="Code">import byps.RemoteException;</text:p>
      <text:p text:style-name="Code"/>
      <text:p text:style-name="Code">public class TaskServiceImpl extends BSkeleton_TaskService {</text:p>
      <text:p text:style-name="Code"><text:tab/></text:p>
      <text:p text:style-name="Code"><text:tab/>private String userName;</text:p>
      <text:p text:style-name="Code"><text:tab/>private static HashMap&lt;String, ArrayList&lt;TaskInfo&gt;&gt; tasksOfAllUsers = </text:p>
      <text:p text:style-name="Code"><text:s text:c="18"/>new HashMap&lt;String, ArrayList&lt;TaskInfo&gt;&gt;();</text:p>
      <text:p text:style-name="Code"><text:tab/></text:p>
      <text:p text:style-name="Code"><text:tab/>public TaskServiceImpl(String userName) {</text:p>
      <text:p text:style-name="Code"><text:tab/><text:tab/>this.userName = userName;</text:p>
      <text:p text:style-name="Code"><text:tab/>}</text:p>
      <text:p text:style-name="Code"/>
      <text:p text:style-name="Code"><text:span text:style-name="T12"><text:tab/></text:span><text:span text:style-name="T11">@Override</text:span></text:p>
      <text:p text:style-name="Code"><text:span text:style-name="T12"><text:tab/></text:span><text:span text:style-name="T13">public</text:span><text:span text:style-name="T12"> </text:span><text:span text:style-name="T13">void</text:span><text:span text:style-name="T12"> addTask(TaskInfo task) </text:span><text:span text:style-name="T13">throws</text:span><text:span text:style-name="T12"> RemoteException {</text:span></text:p>
      <text:p text:style-name="Code"><text:soft-page-break/><text:span text:style-name="T12"><text:tab/><text:tab/></text:span><text:span text:style-name="T13">synchronized</text:span><text:span text:style-name="T12">(TaskServiceImpl.</text:span><text:span text:style-name="T13">class</text:span><text:span text:style-name="T12">) {</text:span></text:p>
      <text:p text:style-name="Code"><text:span text:style-name="T12"><text:tab/><text:tab/><text:tab/>ArrayList&lt;TaskInfo&gt; tasksOfUser = </text:span><text:span text:style-name="T19">tasksOfAllUsers</text:span><text:span text:style-name="T12">.get(</text:span><text:span text:style-name="T18">userName</text:span><text:span text:style-name="T12">);</text:span></text:p>
      <text:p text:style-name="Code"><text:span text:style-name="T12"><text:tab/><text:tab/><text:tab/></text:span><text:span text:style-name="T13">if</text:span><text:span text:style-name="T12"> (tasksOfUser == </text:span><text:span text:style-name="T13">null</text:span><text:span text:style-name="T12">) {</text:span></text:p>
      <text:p text:style-name="Code"><text:span text:style-name="T12"><text:tab/><text:tab/><text:tab/><text:tab/></text:span><text:span text:style-name="T19">tasksOfAllUsers</text:span><text:span text:style-name="T12">.put(task.getUserName(), </text:span></text:p>
      <text:p text:style-name="Code"><text:span text:style-name="T12"><text:s text:c="34"/>tasksOfUser = </text:span><text:span text:style-name="T13">new</text:span><text:span text:style-name="T12"> ArrayList&lt;TaskInfo&gt;()); </text:span></text:p>
      <text:p text:style-name="Code"><text:tab/><text:tab/><text:tab/>}</text:p>
      <text:p text:style-name="Code"><text:tab/><text:tab/><text:tab/>tasksOfUser.add(task);</text:p>
      <text:p text:style-name="Code"><text:tab/><text:tab/>}</text:p>
      <text:p text:style-name="Code"><text:tab/>}</text:p>
      <text:p text:style-name="Code"/>
      <text:p text:style-name="Code"><text:span text:style-name="T12"><text:tab/></text:span><text:span text:style-name="T11">@Override</text:span></text:p>
      <text:p text:style-name="Code"><text:span text:style-name="T12"><text:tab/></text:span><text:span text:style-name="T13">public</text:span><text:span text:style-name="T12"> </text:span><text:span text:style-name="T13">void</text:span><text:span text:style-name="T12"> removeTask(</text:span><text:span text:style-name="T13">long</text:span><text:span text:style-name="T12"> taskId) </text:span><text:span text:style-name="T13">throws</text:span><text:span text:style-name="T12"> RemoteException {</text:span></text:p>
      <text:p text:style-name="Code"><text:span text:style-name="T12"><text:tab/><text:tab/></text:span><text:span text:style-name="T13">synchronized</text:span><text:span text:style-name="T12">(TaskServiceImpl.</text:span><text:span text:style-name="T13">class</text:span><text:span text:style-name="T12">) {</text:span></text:p>
      <text:p text:style-name="Code"><text:span text:style-name="T12"><text:tab/><text:tab/><text:tab/>ArrayList&lt;TaskInfo&gt; tasksOfUser = </text:span><text:span text:style-name="T19">tasksOfAllUsers</text:span><text:span text:style-name="T12">.get(</text:span><text:span text:style-name="T13">this</text:span><text:span text:style-name="T12">.</text:span><text:span text:style-name="T18">userName</text:span><text:span text:style-name="T12">);</text:span></text:p>
      <text:p text:style-name="Code"><text:span text:style-name="T12"><text:tab/><text:tab/><text:tab/></text:span><text:span text:style-name="T13">if</text:span><text:span text:style-name="T12"> (tasksOfUser != </text:span><text:span text:style-name="T13">null</text:span><text:span text:style-name="T12">) {</text:span></text:p>
      <text:p text:style-name="Code"><text:span text:style-name="T12"><text:tab/><text:tab/><text:tab/><text:tab/></text:span><text:span text:style-name="T13">for</text:span><text:span text:style-name="T12"> (</text:span><text:span text:style-name="T13">int</text:span><text:span text:style-name="T12"> i = 0; i &lt; tasksOfUser.size(); i++) {</text:span></text:p>
      <text:p text:style-name="Code"><text:span text:style-name="T12"><text:tab/><text:tab/><text:tab/><text:tab/><text:tab/></text:span><text:span text:style-name="T13">if</text:span><text:span text:style-name="T12"> (tasksOfUser.get(i).getId() == taskId) {</text:span></text:p>
      <text:p text:style-name="Code"><text:tab/><text:tab/><text:tab/><text:tab/><text:tab/><text:tab/>tasksOfUser.remove(i);</text:p>
      <text:p text:style-name="Code"><text:span text:style-name="T12"><text:tab/><text:tab/><text:tab/><text:tab/><text:tab/><text:tab/></text:span><text:span text:style-name="T13">break</text:span><text:span text:style-name="T12">;</text:span></text:p>
      <text:p text:style-name="Code"><text:tab/><text:tab/><text:tab/><text:tab/><text:tab/>}</text:p>
      <text:p text:style-name="Code"><text:tab/><text:tab/><text:tab/><text:tab/>}</text:p>
      <text:p text:style-name="Code"><text:tab/><text:tab/><text:tab/>}</text:p>
      <text:p text:style-name="Code"><text:tab/><text:tab/>}</text:p>
      <text:p text:style-name="Code"><text:tab/>}</text:p>
      <text:p text:style-name="Code"/>
      <text:p text:style-name="Code"><text:span text:style-name="T12"><text:tab/></text:span><text:span text:style-name="T11">@Override</text:span></text:p>
      <text:p text:style-name="Code"><text:span text:style-name="T12"><text:tab/></text:span><text:span text:style-name="T13">public</text:span><text:span text:style-name="T12"> List&lt;TaskInfo&gt; getTasks() </text:span><text:span text:style-name="T13">throws</text:span><text:span text:style-name="T12"> RemoteException {</text:span></text:p>
      <text:p text:style-name="Code"><text:span text:style-name="T12"><text:tab/><text:tab/></text:span><text:span text:style-name="T13">synchronized</text:span><text:span text:style-name="T12">(TaskServiceImpl.</text:span><text:span text:style-name="T13">class</text:span><text:span text:style-name="T12">) {</text:span></text:p>
      <text:p text:style-name="Code"><text:span text:style-name="T12"><text:tab/><text:tab/><text:tab/>ArrayList&lt;TaskInfo&gt; tasksOfUser = </text:span><text:span text:style-name="T19">tasksOfAllUsers</text:span><text:span text:style-name="T12">.get(</text:span><text:span text:style-name="T18">userName</text:span><text:span text:style-name="T12">);</text:span></text:p>
      <text:p text:style-name="Code"><text:span text:style-name="T12"><text:tab/><text:tab/><text:tab/></text:span><text:span text:style-name="T13">if</text:span><text:span text:style-name="T12"> (tasksOfUser == </text:span><text:span text:style-name="T13">null</text:span><text:span text:style-name="T12">) {</text:span></text:p>
      <text:p text:style-name="Code"><text:span text:style-name="T12"><text:tab/><text:tab/><text:tab/><text:tab/></text:span><text:span text:style-name="T19">tasksOfAllUsers</text:span><text:span text:style-name="T12">.put(</text:span><text:span text:style-name="T13">this</text:span><text:span text:style-name="T12">.</text:span><text:span text:style-name="T18">userName</text:span><text:span text:style-name="T12">, </text:span></text:p>
      <text:p text:style-name="Code"><text:span text:style-name="T12"><text:s text:c="34"/>tasksOfUser = </text:span><text:span text:style-name="T13">new</text:span><text:span text:style-name="T12"> ArrayList&lt;TaskInfo&gt;()); </text:span></text:p>
      <text:p text:style-name="Code"><text:tab/><text:tab/><text:tab/>}</text:p>
      <text:p text:style-name="Code"><text:span text:style-name="T12"><text:tab/><text:tab/><text:tab/></text:span><text:span text:style-name="T13">return</text:span><text:span text:style-name="T12"> tasksOfUser;</text:span></text:p>
      <text:p text:style-name="Code"><text:tab/><text:tab/>}</text:p>
      <text:p text:style-name="P45"><text:tab/>}</text:p>
      <text:p text:style-name="Code"/>
      <text:p text:style-name="Code">}</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8474960739845682993" text:style-name="L11">
        <text:list-item>
          <text:p text:style-name="P41">In “Package Explorer” expand “taskapp-srv/Java Resources/src”, right-click “task.app”, “New – Class...”</text:p>
        </text:list-item>
        <text:list-item>
          <text:p text:style-name="P41">Enter class name “TaskappSession”, enter superclass name “byps.http.HSession”.</text:p>
        </text:list-item>
        <text:list-item>
          <text:p text:style-name="P41">Click “Finish”.</text:p>
        </text:list-item>
        <text:list-item>
          <text:p text:style-name="P41">Right-click somewhere in the editor window, “Source – Generate Constructors from Superclass”, check only “HSession(HttpSession, String, File, BServerRegistry)”, choose “First member” as insertion point.</text:p>
        </text:list-item>
        <text:list-item>
          <text:p text:style-name="P41">Click “OK”. This lines are generated:</text:p>
        </text:list-item>
      </text:list>
      <text:p text:style-name="P15"><text:span text:style-name="T13">public</text:span><text:span text:style-name="T12"> TaskappSession(HttpSession hsess, String remoteUser, File tempDir,</text:span></text:p>
      <text:p text:style-name="P15"><text:tab/><text:tab/>BServerRegistry stubRegistry) {</text:p>
      <text:p text:style-name="P15"><text:span text:style-name="T12"><text:tab/></text:span><text:span text:style-name="T13">super</text:span><text:span text:style-name="T12">(hsess, remoteUser, tempDir, stubRegistry);</text:span></text:p>
      <text:p text:style-name="P15"><text:span text:style-name="T12"><text:s text:c="6"/>// TODO</text:span><text:span text:style-name="T15"> Auto-generated constructor stub</text:span></text:p>
      <text:p text:style-name="P46">}</text:p>
      <text:p text:style-name="Text_20_body"/>
      <text:list xml:id="list42574208" text:continue-numbering="true" text:style-name="L11">
        <text:list-item>
          <text:p text:style-name="P41">BYPS asks the session class for a BServer object that provides the implementations of the server-side interfaces. The generator has already created a class BServer_Testser class, inherited from BServer, that is to be used in this case. Create a member variable in the <text:soft-page-break/>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1"><text:span text:style-name="T2">private</text:span><text:span text:style-name="T16"> </text:span><text:span text:style-name="T2">final</text:span><text:span text:style-name="T16"> </text:span><text:span text:style-name="T17">BServer_Taskapp</text:span><text:span text:style-name="T16"> bserver;</text:span></text:p>
      <text:list xml:id="list42589565" text:continue-numbering="true" text:style-name="L11">
        <text:list-header>
          <text:p text:style-name="P41"/>
        </text:list-header>
        <text:list-item>
          <text:p text:style-name="P41">Let the getter “getServer()” return the member “bserver”.</text:p>
        </text:list-item>
      </text:list>
      <text:p text:style-name="P22">@Override</text:p>
      <text:p text:style-name="P22"><text:span text:style-name="T1">public</text:span> BServer getServer() {</text:p>
      <text:p text:style-name="P22"><text:tab/><text:span text:style-name="T1">return</text:span> bserver;</text:p>
      <text:p text:style-name="P24">}</text:p>
      <text:p text:style-name="P21"/>
      <text:list xml:id="list6519651218064452701" text:style-name="L12">
        <text:list-item>
          <text:p text:style-name="P42">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3">// Append the JSON <text:span text:style-name="T6">serializer</text:span> registry to the API descriptor</text:p>
      <text:p text:style-name="P13"><text:span text:style-name="T1">public</text:span> <text:span text:style-name="T1">final</text:span> <text:span text:style-name="T1">static</text:span> BApiDescriptor <text:span text:style-name="T9">apiDesc</text:span> = </text:p>
      <text:p text:style-name="P13"><text:tab/>BApiDescriptor_Taskapp.<text:span text:style-name="T10">instance</text:span>()</text:p>
      <text:p text:style-name="P13"><text:tab/><text:tab/>.addRegistry(<text:span text:style-name="T1">new</text:span> JRegistry_Taskapp());</text:p>
      <text:p text:style-name="Text_20_body"><text:tab/></text:p>
      <text:list xml:id="list42569487" text:continue-numbering="true" text:style-name="L12">
        <text:list-item>
          <text:p text:style-name="P42">Inside the body of the constructor delete the TODO line and insert the following lines. </text:p>
        </text:list-item>
      </text:list>
      <text:p text:style-name="P13">// Create the BServer object</text:p>
      <text:p text:style-name="P13">BTransportFactory transportFactory = getTransportFactory(apiDesc);</text:p>
      <text:p text:style-name="P13">bserver = BServer_Taskapp.<text:span text:style-name="T9">createServer</text:span>(transportFactory);</text:p>
      <text:p text:style-name="P13"><text:tab/><text:tab/></text:p>
      <text:p text:style-name="P13">// Add the interfaces you want to implement</text:p>
      <text:p text:style-name="P13">bserver.addRemote(<text:span text:style-name="T1">new</text:span> TaskServiceImpl(remoteUser));</text:p>
      <text:p text:style-name="P13"/>
      <text:p text:style-name="P13">// Mark session valid</text:p>
      <text:p text:style-name="P13">setSessionAuthenticated();</text:p>
      <text:p text:style-name="P16"/>
      <text:p text:style-name="P16">The first lines create the BServer object and initialize it with a BTransportFactory which is responsible for receiving and de-serializing method calls.</text:p>
      <text:p text:style-name="P16">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6">The last block declares the session as valid. Before this, the underlying HTTP session is only valid for 10 seconds.</text:p>
      <text:p text:style-name="P16">The entire class definition looks like this and can also be found at <text:bibliography-mark text:identifier="BYPS" text:bibliography-type="article" text:author="Wolfgang Imig" text:title="Binary Portable Serialization" text:url="https://github.com/wolfgangimig/byps">[BYPS]</text:bibliography-mark>/doc/examples/workspace_taskapp/taskapp-srv/src/task/app/TaskappSession.java:</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text:soft-page-break/></text:p>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9">apiDesc</text:span> = </text:p>
      <text:p text:style-name="P7"><text:tab/><text:tab/><text:tab/>BApiDescriptor_Taskapp.<text:span text:style-name="T9">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9">createServer</text:span>(transportFactory);</text:p>
      <text:p text:style-name="P7"><text:tab/><text:tab/></text:p>
      <text:p text:style-name="P7"><text:tab/><text:tab/>// Add the interfaces you want to implement</text:p>
      <text:p text:style-name="P7"><text:tab/><text:tab/>bserver.addRemote(<text:span text:style-name="T1">new</text:span> TaskServiceImpl(remoteUser));</text:p>
      <text:p text:style-name="P7"/>
      <text:p text:style-name="P7"><text:tab/><text:tab/>// Mark session valid</text:p>
      <text:p text:style-name="P7"><text:tab/><text:tab/>setSessionAuthenticated();</text:p>
      <text:p text:style-name="Code"><text:tab/>}</text:p>
      <text:p text:style-name="P7"/>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6"/>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7118293530966879757" text:style-name="L13">
        <text:list-item>
          <text:p text:style-name="P31">In “Package Explorer” right-click project “taskapp-srv”, select “New – Other...”</text:p>
        </text:list-item>
        <text:list-item>
          <text:p text:style-name="P31">Select wizard “Web/Servlet”, click “Next &gt;”</text:p>
        </text:list-item>
        <text:list-item>
          <text:p text:style-name="P31">Enter “task.app.srv” as “Java package” </text:p>
        </text:list-item>
        <text:list-item>
          <text:p text:style-name="P31">Enter “TaskappServlet” as “Class name”</text:p>
          <text:p text:style-name="P31"><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31"><text:soft-page-break/>Click “Finish”</text:p>
        </text:list-item>
        <text:list-item>
          <text:p text:style-name="P31">Eclipse opens an editor window for the new class. Delete functions “doGet” and “doPost” in the class. </text:p>
        </text:list-item>
      </text:list>
      <text:list xml:id="list8769386115182447382" text:style-name="L14">
        <text:list-item>
          <text:p text:style-name="P32">Remove the annotation @WebServlet(“/TaskappServlet”) and replace it by the following lines:</text:p>
        </text:list-item>
      </text:list>
      <text:p text:style-name="P11">@WebServlet(</text:p>
      <text:p text:style-name="P11"><text:tab/><text:tab/>// mandatory: must be true</text:p>
      <text:p text:style-name="P11"><text:tab/><text:tab/><text:span text:style-name="T6">asyncSupported</text:span> = <text:span text:style-name="T1">true</text:span>,</text:p>
      <text:p text:style-name="P11"/>
      <text:p text:style-name="P11"><text:tab/><text:tab/>// mandatory: server URL patterns</text:p>
      <text:p text:style-name="P11"><text:tab/><text:tab/>urlPatterns = { "/testapp", "/testapptauth/auth" }</text:p>
      <text:p text:style-name="P12">)</text:p>
      <text:list xml:id="list42578631" text:continue-numbering="true" text:style-name="L14">
        <text:list-header>
          <text:p text:style-name="P32"/>
        </text:list-header>
        <text:list-item>
          <text:p text:style-name="P32">Replace the base class “HttpServlet” by “HHttpServlet”</text:p>
        </text:list-item>
        <text:list-item>
          <text:p text:style-name="P32">Press “CTRL-SHIFT-O” (or context menu “Source – Organize Imports”) to let Eclipse add the missing import statement.</text:p>
        </text:list-item>
        <text:list-item>
          <text:p text:style-name="P32">Right-click somewhere in the editor window and select “Source – Override/Implement Methods...”</text:p>
        </text:list-item>
        <text:list-item>
          <text:p text:style-name="P32">The methods to be implemented are already selected since they are abstract methods in the base class “HHttpServlet”. </text:p>
        </text:list-item>
      </text:list>
      <text:p text:style-name="P16"><draw:frame draw:style-name="fr2" draw:name="Grafik29" text:anchor-type="paragraph" svg:width="6.535cm" svg:height="10.001cm" draw:z-index="28"><draw:image xlink:href="Pictures/200000070000198800002712B1C1476D.svm" xlink:type="simple" xlink:show="embed" xlink:actuate="onLoad"/></draw:frame></text:p>
      <text:list xml:id="list42574803" text:continue-numbering="true" text:style-name="L14">
        <text:list-item>
          <text:p text:style-name="P32">Click “OK”. Eclipse generates method stubs for the functions “createSession”, “getApiDescriptor”, and “getConfig”.</text:p>
        </text:list-item>
        <text:list-item>
          <text:p text:style-name="P32">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4">private final HConfigImpl <text:span text:style-name="T6">config</text:span> = new HconfigImpl();</text:p>
      <text:p text:style-name="P13"><text:soft-page-break/>…</text:p>
      <text:p text:style-name="P14">@Override</text:p>
      <text:p text:style-name="P14">protected HConfig getConfig() {</text:p>
      <text:p text:style-name="P14"><text:tab/>return config;</text:p>
      <text:p text:style-name="P14">}</text:p>
      <text:list xml:id="list42593527" text:continue-numbering="true" text:style-name="L14">
        <text:list-header>
          <text:p text:style-name="P32"/>
        </text:list-header>
        <text:list-item>
          <text:p text:style-name="P32">Add the code for creating session objects:</text:p>
        </text:list-item>
      </text:list>
      <text:p text:style-name="P14">@Override</text:p>
      <text:p text:style-name="P14">protected HSession createSession(HttpServletRequest request,</text:p>
      <text:p text:style-name="P14"><text:tab/><text:tab/>HttpServletResponse response, HttpSession hsess,</text:p>
      <text:p text:style-name="P14"><text:tab/><text:tab/>BServerRegistry serverRegistry) {</text:p>
      <text:p text:style-name="P14"><text:tab/>String remoteUser = request.getRemoteUser();</text:p>
      <text:p text:style-name="P14"><text:tab/>return new TaskappSession(hsess, remoteUser, null, serverRegistry);</text:p>
      <text:p text:style-name="P14">}</text:p>
      <text:p text:style-name="P16"/>
      <text:list xml:id="list42593161" text:continue-numbering="true" text:style-name="L14">
        <text:list-item>
          <text:p text:style-name="P32">Implement the “getApiDescriptor” function:</text:p>
        </text:list-item>
      </text:list>
      <text:p text:style-name="P23">@Override</text:p>
      <text:p text:style-name="P23">protected BApiDescriptor getApiDescriptor() {</text:p>
      <text:p text:style-name="P23"><text:tab/>return TaskappSession.<text:span text:style-name="T9">apiDesc</text:span>;</text:p>
      <text:p text:style-name="P23">}</text:p>
      <text:p text:style-name="P16"/>
      <text:p text:style-name="P16">XXXXXXXXXXXXXXXXXXXXXXXXXXXXXXXXXX</text:p>
      <text:h text:style-name="P44" text:outline-level="2">Required Tools and Librarie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archive into an arbitrary directory, e.g. c:\lib\byps. This directory is in the following sections 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6"/>
      <text:h text:style-name="P49" text:outline-level="3">Java Development</text:h>
      <text:p text:style-name="P16">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6">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6"/>
      <text:h text:style-name="P49" text:outline-level="3"><text:soft-page-break/>C# Development</text:h>
      <text:p text:style-name="P16">At least Microsoft Visual Studio 2012 Express is required. The .NET run-time must be 4.0 or newer.</text:p>
      <text:p text:style-name="P16">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49" text:outline-level="3">C++ Development</text:h>
      <text:p text:style-name="P16">Mircosoft Visual Studio 2012 Express or newer is required. The generated code uses C++11 language features (e.g. lambda expressions). </text:p>
      <text:p text:style-name="P16">Support for QT 5.0 is under development.</text:p>
      <text:p text:style-name="P16">The BYPS communication classes have to be added in source code to the target projects.</text:p>
      <text:h text:style-name="P49" text:outline-level="3">JavaScript Development</text:h>
      <text:p text:style-name="P16">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
      <text:h text:style-name="P4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0">BYPS: Wolfgang Imig, Binary Portable Serialization, https://github.com/wolfgangimig/byps</text:p>
          <text:p text:style-name="P20">JDK: ORACLE, JDK, http://www.oracle.com/technetwork/java/javase/downloads/index.html</text:p>
          <text:p text:style-name="P20">ECLIPSE: Eclipse Foundation, Eclipse IDE for Java EE Developers, https://www.eclipse.org/downloads/</text:p>
          <text:p text:style-name="P20">TOMCAT: Apache Software Foundation, Apache Tomcat, http://tomcat.apache.org/download-70.cgi</text:p>
          <text:p text:style-name="P20">LIBDIR: Wolfgang Imig, Directory with BYPS libraries and C++ includes, https://github.com/wolfgangimig/byps/blob/master/byps-lib.zip</text:p>
          <text:p text:style-name="P20">JSON: Crockford, Java Script Object Notation, http://www.json.org/</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07T22:42:53.53</dc:date>
    <meta:editing-duration>PT22H47M15S</meta:editing-duration>
    <meta:editing-cycles>74</meta:editing-cycles>
    <meta:generator>OpenOffice.org/3.4.1$Win32 OpenOffice.org_project/341m1$Build-9593</meta:generator>
    <meta:document-statistic meta:table-count="3" meta:image-count="29" meta:object-count="0" meta:page-count="24" meta:paragraph-count="510" meta:word-count="3894" meta:character-count="28422"/>
  </office:meta>
</office:document-meta>
</file>